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ba78" officeooo:paragraph-rsid="001bba78"/>
    </style:style>
    <style:style style:name="P2" style:family="paragraph" style:parent-style-name="Standard">
      <style:text-properties officeooo:rsid="001c6a00" officeooo:paragraph-rsid="001c6a00"/>
    </style:style>
    <style:style style:name="P3" style:family="paragraph" style:parent-style-name="Standard">
      <style:text-properties officeooo:rsid="001e55ee" officeooo:paragraph-rsid="001e55ee"/>
    </style:style>
    <style:style style:name="P4" style:family="paragraph" style:parent-style-name="Standard">
      <style:text-properties officeooo:rsid="00203014" officeooo:paragraph-rsid="00203014"/>
    </style:style>
    <style:style style:name="T1" style:family="text">
      <style:text-properties officeooo:rsid="001e55ee"/>
    </style:style>
    <style:style style:name="T2" style:family="text">
      <style:text-properties officeooo:rsid="002030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</text:p>
      <text:p text:style-name="P1"/>
      <text:p text:style-name="P2">1.1 L’obiettivo del progetto è la realizzazione di una applicazione Android che si interfaccia con un robot Lego Mindstorm. E’ previsto il raccoglimento di dati da almeno due sensori e l’esecuzione di precise azioni in funzione dell’input ricevuto. L’applicazione avrà una interfaccia facilmente utilizzabile. </text:p>
      <text:p text:style-name="P2"/>
      <text:p text:style-name="P2">1.<text:span text:style-name="T1">3 Data la mancanza di indicazioni precise riguardo la dotazione hardware e l’interfaccia del robot, il progetto evolverà dipendentemente dalle problematiche che emergeranno e dalla scelta della precisa configurazione del robot e dalle direttive che decideremo di impartigli.</text:span></text:p>
      <text:p text:style-name="P3">In primis verranno adottate modifiche riguardo la configurazione e azioni del robot nel caso in cui divenga troppo complesso, a seconda dell’API scelta, impartire al robot certe direttive. <text:span text:style-name="T2">Molto dipenderà dalle caratteristiche dei sensori e ai loro limiti (capacità di rilevazione e posizionamento).</text:span></text:p>
      <text:p text:style-name="P4">A seguito di incrementi pratici e conoscitivi, verranno apportate le opportune ottimizzazioni al fine di limitare i movimenti superflui del marchingegno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2:51:36.012740337</meta:creation-date>
    <dc:date>2018-09-26T13:32:02.280607179</dc:date>
    <meta:editing-duration>PT8M46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1" meta:paragraph-count="5" meta:word-count="147" meta:character-count="1043" meta:non-whitespace-character-count="900"/>
  </office:meta>
</office:document-meta>
</file>